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00B23870CCBCD548.jpg" manifest:media-type="image/jpeg"/>
  <manifest:file-entry manifest:full-path="Pictures/1000000000000497000000D8F03E64A1729A22DF.png" manifest:media-type="image/png"/>
  <manifest:file-entry manifest:full-path="Pictures/10000000000003E700000151C36189D8FA50082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1" svg:font-family="'Source Code Pro'" style:font-family-generic="modern" style:font-pitch="fixed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3cm" svg:stroke-color="#000000" draw:marker-start="" draw:marker-start-width="0.34cm" draw:marker-start-center="false" draw:marker-end="" draw:marker-end-width="0.34cm" draw:marker-end-center="false" draw:stroke-linejoin="miter" draw:fill="bitmap" draw:fill-color="#ffd428" draw:secondary-fill-color="#808080" draw:fill-image-name="Paper_20_Crumpled" draw:opacity="100%" style:repeat="repeat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hidden" draw:shadow-offset-x="0.035cm" draw:shadow-offset-y="-0.035cm" draw:shadow-color="#cccccc" draw:shadow-opacity="100%"/>
      <style:paragraph-properties style:writing-mode="lr-tb"/>
    </style:style>
    <style:style style:name="gr3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2.198cm" fo:min-width="4.4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ffd428" draw:secondary-fill-color="#808080" draw:fill-image-name="Paper_20_Crumpled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 style:writing-mode="lr-tb"/>
      <style:text-properties style:text-outline="tru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tru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6cm" svg:x="0.461cm" svg:y="11.477cm">
          <draw:image xlink:href="Pictures/1000000000000497000000D8F03E64A1729A22DF.png" xlink:type="simple" xlink:show="embed" xlink:actuate="onLoad" draw:mime-type="image/png">
            <text:p/>
          </draw:image>
        </draw:frame>
        <draw:custom-shape draw:name="Stone" draw:style-name="gr2" draw:text-style-name="P2" draw:layer="layout" svg:width="5.022cm" svg:height="2.511cm" svg:x="9.313cm" svg:y="10.871cm">
          <text:p/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tyle" draw:style-name="gr3" draw:text-style-name="P4" draw:layer="layout" svg:width="5.023cm" svg:height="2.511cm" svg:x="11.458cm" svg:y="9.486cm">
          <text:p text:style-name="P3"><text:span text:style-name="T1">Styl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9.589cm" svg:height="3.81cm" svg:x="1.001cm" svg:y="5.127cm">
          <draw:image xlink:href="Pictures/10000000000003E700000151C36189D8FA500821.jpg" xlink:type="simple" xlink:show="embed" xlink:actuate="onLoad" draw:mime-type="image/jpeg">
            <text:p text:style-name="P5"><text:span text:style-name="T2">WELCOME TO READERS WORLD-THE LENDING LIBRARY</text:span></text:p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1" svg:font-family="'Source Code Pro'" style:font-family-generic="modern" style:font-pitch="fixed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Crumpled" draw:display-name="Paper Crumpled" xlink:href="Pictures/10000000000002000000020000B23870CCBCD54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24T22:03:06.364000000</dc:date>
    <meta:editing-duration>PT13M38S</meta:editing-duration>
    <meta:editing-cycles>2</meta:editing-cycles>
    <meta:generator>LibreOffice/7.1.5.2$Windows_X86_64 LibreOffice_project/85f04e9f809797b8199d13c421bd8a2b025d52b5</meta:generator>
    <meta:document-statistic meta:object-count="4"/>
  </office:meta>
</office:document-meta>
</file>